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olygon draw:style-name="gr1" draw:layer="layout" svg:width="1.4cm" svg:height="1cm" svg:x="0.3cm" svg:y="0.5cm" svg:viewBox="0 0 1401 1001" draw:points="0,1001 100,1001 700,200 1300,1001 1401,1001 7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DPC - And Operator</dc:title>
    <meta:creation-date>2011-02-07T17:03:0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